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ixedsys" svg:font-family="Fixedsys"/>
    <style:font-face style:name="Helvetica" svg:font-family="Helvetica"/>
    <style:font-face style:name="StarSymbol" svg:font-family="StarSymbol"/>
    <style:font-face style:name="Tahoma1" svg:font-family="Tahoma"/>
    <style:font-face style:name="Times" svg:font-family="Times"/>
    <style:font-face style:name="Trebuchet MS" svg:font-family="'Trebuchet MS'"/>
    <style:font-face style:name="courier new" svg:font-family="'courier new'"/>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20" style:family="table">
      <style:table-properties style:width="16.999cm" table:align="left"/>
    </style:style>
    <style:style style:name="Tabela20.A" style:family="table-column">
      <style:table-column-properties style:column-width="2.09cm"/>
    </style:style>
    <style:style style:name="Tabela20.B" style:family="table-column">
      <style:table-column-properties style:column-width="2.014cm"/>
    </style:style>
    <style:style style:name="Tabela20.C" style:family="table-column">
      <style:table-column-properties style:column-width="5.078cm"/>
    </style:style>
    <style:style style:name="Tabela20.D" style:family="table-column">
      <style:table-column-properties style:column-width="7.816cm"/>
    </style:style>
    <style:style style:name="Tabela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a20.D1" style:family="table-cell">
      <style:table-cell-properties style:vertical-align="middle" style:border-line-width="0.002cm 0.088cm 0.002cm" fo:padding="0.049cm" fo:border="0.092cm double #808080"/>
    </style:style>
    <style:style style:name="Tabela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a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Preformatted_20_Text">
      <style:paragraph-properties fo:margin-left="1cm" fo:margin-right="1cm" fo:text-indent="0cm" style:auto-text-indent="false"/>
    </style:style>
    <style:style style:name="P2" style:family="paragraph" style:parent-style-name="Preformatted_20_Text">
      <style:paragraph-properties fo:margin-left="1cm" fo:margin-right="1cm" fo:margin-top="0cm" fo:margin-bottom="0.499cm" fo:text-indent="0cm" style:auto-text-indent="false"/>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Arial" fo:font-size="12pt" fo:language="en" fo:country="GB" fo:font-weight="bold" style:font-size-asian="12pt" style:font-weight-asian="bold" style:font-size-complex="12pt" style:font-weight-complex="bold"/>
    </style:style>
    <style:style style:name="P6" style:family="paragraph" style:parent-style-name="Text_20_body">
      <style:paragraph-properties fo:text-align="start" style:justify-single-word="false" fo:break-before="page"/>
    </style:style>
    <style:style style:name="P7" style:family="paragraph" style:parent-style-name="Standard">
      <style:paragraph-properties fo:margin-top="0cm" fo:margin-bottom="0cm"/>
      <style:text-properties style:font-name="Trebuchet MS"/>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style:font-name="courier new"/>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style:font-name="Trebuchet MS"/>
    </style:style>
    <style:style style:name="P12" style:family="paragraph" style:parent-style-name="Text_20_body">
      <style:paragraph-properties fo:text-align="start" style:justify-single-word="false"/>
    </style:style>
    <style:style style:name="P13" style:family="paragraph" style:parent-style-name="Text_20_body">
      <style:text-properties fo:font-weight="bold" style:font-weight-asian="bold" style:font-weight-complex="bold"/>
    </style:style>
    <style:style style:name="P14" style:family="paragraph" style:parent-style-name="Text_20_body">
      <style:paragraph-properties fo:text-align="center" style:justify-single-word="false"/>
    </style:style>
    <style:style style:name="P15" style:family="paragraph" style:parent-style-name="Heading_20_2">
      <style:text-properties fo:font-weight="normal" style:font-weight-asian="normal" style:font-weight-complex="normal"/>
    </style:style>
    <style:style style:name="P16" style:family="paragraph" style:parent-style-name="Text_20_body" style:list-style-name="L1">
      <style:paragraph-properties fo:text-align="start" style:justify-single-word="false"/>
    </style:style>
    <style:style style:name="P17" style:family="paragraph" style:parent-style-name="Text_20_body" style:list-style-name="L1">
      <style:paragraph-properties fo:text-align="start" style:justify-single-word="false"/>
    </style:style>
    <style:style style:name="P18" style:family="paragraph" style:parent-style-name="Text_20_body" style:list-style-name="L3"/>
    <style:style style:name="P19" style:family="paragraph" style:parent-style-name="Text_20_body" style:list-style-name="L2">
      <style:paragraph-properties fo:margin-left="0cm" fo:margin-right="0cm" fo:text-align="start" style:justify-single-word="false" fo:text-indent="0cm" style:auto-text-indent="false"/>
    </style:style>
    <style:style style:name="P20" style:family="paragraph" style:parent-style-name="Text_20_body" style:list-style-name="L2">
      <style:paragraph-properties fo:margin-left="0cm" fo:margin-right="0cm" fo:text-align="start" style:justify-single-word="false" fo:text-indent="0cm" style:auto-text-indent="false"/>
    </style:style>
    <style:style style:name="P21" style:family="paragraph" style:parent-style-name="Text_20_body" style:list-style-name="L3">
      <style:paragraph-properties fo:margin-top="0cm" fo:margin-bottom="0cm"/>
    </style:style>
    <style:style style:name="P22" style:family="paragraph" style:parent-style-name="Text_20_body" style:list-style-name="L3">
      <style:paragraph-properties fo:margin-top="0cm" fo:margin-bottom="0cm"/>
    </style:style>
    <style:style style:name="P23" style:family="paragraph" style:parent-style-name="Text_20_body" style:list-style-name="L3">
      <style:paragraph-properties fo:margin-top="0cm" fo:margin-bottom="0cm"/>
    </style:style>
    <style:style style:name="T1" style:family="text">
      <style:text-properties fo:color="#7f0055" fo:language="en" fo:country="US" fo:font-weight="bold"/>
    </style:style>
    <style:style style:name="T2" style:family="text">
      <style:text-properties fo:color="#000000"/>
    </style:style>
    <style:style style:name="T3" style:family="text">
      <style:text-properties fo:color="#000000" fo:language="en" fo:country="US"/>
    </style:style>
    <style:style style:name="T4" style:family="text">
      <style:text-properties fo:color="#000000" fo:language="en" fo:country="US" fo:font-style="italic"/>
    </style:style>
    <style:style style:name="T5" style:family="text">
      <style:text-properties fo:color="#000000" fo:language="en" fo:country="US" fo:background-color="#c0c0c0"/>
    </style:style>
    <style:style style:name="T6" style:family="text">
      <style:text-properties fo:color="#000000" style:font-name="Times New Roman" fo:font-size="11pt" fo:font-weight="normal" style:font-size-asian="11pt" style:font-weight-asian="normal" style:font-name-complex="Fixedsys" style:font-size-complex="11pt" style:font-weight-complex="normal"/>
    </style:style>
    <style:style style:name="T7" style:family="text">
      <style:text-properties fo:color="#2a00ff" fo:language="en" fo:country="US"/>
    </style:style>
    <style:style style:name="T8" style:family="text">
      <style:text-properties fo:color="#0000c0" fo:language="en" fo:country="US" fo:font-style="italic"/>
    </style:style>
    <style:style style:name="T9" style:family="text">
      <style:text-properties style:font-name="Trebuchet MS"/>
    </style:style>
    <style:style style:name="T10" style:family="text">
      <style:text-properties style:font-name="Trebuchet MS" fo:font-weight="bold"/>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color="#0000ff" style:font-name="Trebuchet MS"/>
    </style:style>
    <style:style style:name="T14" style:family="text">
      <style:text-properties fo:font-weight="normal" style:font-weight-asian="normal" style:font-weight-complex="normal"/>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Strong_20_Emphasis"><text:span text:style-name="T12">Conectividade</text:span></text:span></text:p>
      <text:p text:style-name="P12"><text:span text:style-name="Strong_20_Emphasis"><text:span text:style-name="T14"/></text:span></text:p>
      <text:p text:style-name="P12"><text:span text:style-name="Strong_20_Emphasis"><text:span text:style-name="T14">O PostgreSQL oferece conectividade com os principais linguagens e ferramentas que utilizam SGBDs.</text:span></text:span></text:p>
      <text:p text:style-name="P12"><text:span text:style-name="Strong_20_Emphasis"><text:span text:style-name="T14">Existem somente duas interfaces clientes incluídas na distribuição do PostgreSQL:</text:span></text:span></text:p>
      <text:list text:style-name="L1">
        <text:list-item>
          <text:p text:style-name="P16"><text:span text:style-name="Strong_20_Emphasis"><text:span text:style-name="T14">libpq – é a interface primária para a linguagem C. Muitas outras interfaces são consruídas sobre esta (</text:span></text:span><text:a xlink:type="simple" xlink:href="http://www.postgresql.org/docs/8.3/interactive/libpq.html"><text:span text:style-name="Strong_20_Emphasis"><text:span text:style-name="T14">http://www.postgresql.org/docs/8.3/interactive/libpq.html</text:span></text:span></text:a><text:span text:style-name="Strong_20_Emphasis"><text:span text:style-name="T14">).</text:span></text:span></text:p>
        </text:list-item>
        <text:list-item>
          <text:p text:style-name="P16"><text:span text:style-name="Strong_20_Emphasis"><text:span text:style-name="T14">ecpq – SQL incorporado ao PostgreSQL. </text:span></text:span></text:p>
        </text:list-item>
      </text:list>
      <text:p text:style-name="P12"><text:span text:style-name="Strong_20_Emphasis"><text:span text:style-name="T14"/></text:span></text:p>
      <text:p text:style-name="P12"><text:span text:style-name="Strong_20_Emphasis"><text:span text:style-name="T14">Artigo sobre ecpq - </text:span></text:span><text:a xlink:type="simple" xlink:href="http://www.vivaolinux.com.br/artigos/impressora.php?codigo=4652"><text:span text:style-name="Strong_20_Emphasis"><text:span text:style-name="T14">http://www.vivaolinux.com.br/artigos/impressora.php?codigo=4652</text:span></text:span></text:a><text:span text:style-name="Strong_20_Emphasis"><text:span text:style-name="T14"> </text:span></text:span></text:p>
      <text:p text:style-name="P12"><text:span text:style-name="Strong_20_Emphasis"><text:span text:style-name="T14"/></text:span></text:p>
      <text:p text:style-name="P12"><text:span text:style-name="Strong_20_Emphasis"><text:span text:style-name="T14">Todas as outras interfaces são projetos externos e são distribuídos separadamente.</text:span></text:span></text:p>
      <text:p text:style-name="P12"><text:span text:style-name="Strong_20_Emphasis"><text:span text:style-name="T14"/></text:span></text:p>
      <text:p text:style-name="P12"><text:span text:style-name="Strong_20_Emphasis"><text:span text:style-name="T12">Interfaces Clientes Mantidos <text:s/>Externos</text:span></text:span></text:p>
      <table:table table:name="Tabela20" table:style-name="Tabela20">
        <table:table-column table:style-name="Tabela20.A"/>
        <table:table-column table:style-name="Tabela20.B"/>
        <table:table-column table:style-name="Tabela20.C"/>
        <table:table-column table:style-name="Tabela20.D"/>
        <table:table-header-rows>
          <table:table-row>
            <table:table-cell table:style-name="Tabela20.A1" office:value-type="string">
              <text:p text:style-name="Table_20_Heading">Name</text:p>
            </table:table-cell>
            <table:table-cell table:style-name="Tabela20.A1" office:value-type="string">
              <text:p text:style-name="Table_20_Heading">Language</text:p>
            </table:table-cell>
            <table:table-cell table:style-name="Tabela20.A1" office:value-type="string">
              <text:p text:style-name="Table_20_Heading">Comments</text:p>
            </table:table-cell>
            <table:table-cell table:style-name="Tabela20.D1" office:value-type="string">
              <text:p text:style-name="Table_20_Heading">Website</text:p>
            </table:table-cell>
          </table:table-row>
        </table:table-header-rows>
        <table:table-row>
          <table:table-cell table:style-name="Tabela20.A2" office:value-type="string">
            <text:p text:style-name="Table_20_Contents">DBD::Pg</text:p>
          </table:table-cell>
          <table:table-cell table:style-name="Tabela20.A2" office:value-type="string">
            <text:p text:style-name="Table_20_Contents">Perl</text:p>
          </table:table-cell>
          <table:table-cell table:style-name="Tabela20.A2" office:value-type="string">
            <text:p text:style-name="Table_20_Contents">Perl DBI driver</text:p>
          </table:table-cell>
          <table:table-cell table:style-name="Tabela20.D2" office:value-type="string">
            <text:p text:style-name="Table_20_Contents"><text:a xlink:type="simple" xlink:href="http://search.cpan.org/dist/DBD-Pg/" office:target-frame-name="_top" xlink:show="replace">http://search.cpan.org/dist/DBD-Pg/</text:a></text:p>
          </table:table-cell>
        </table:table-row>
        <table:table-row>
          <table:table-cell table:style-name="Tabela20.A2" office:value-type="string">
            <text:p text:style-name="Table_20_Contents">JDBC</text:p>
          </table:table-cell>
          <table:table-cell table:style-name="Tabela20.A2" office:value-type="string">
            <text:p text:style-name="Table_20_Contents">JDBC</text:p>
          </table:table-cell>
          <table:table-cell table:style-name="Tabela20.A2" office:value-type="string">
            <text:p text:style-name="Table_20_Contents">Type 4 JDBC driver</text:p>
          </table:table-cell>
          <table:table-cell table:style-name="Tabela20.D2" office:value-type="string">
            <text:p text:style-name="Table_20_Contents"><text:a xlink:type="simple" xlink:href="http://jdbc.postgresql.org/" office:target-frame-name="_top" xlink:show="replace">http://jdbc.postgresql.org/</text:a></text:p>
          </table:table-cell>
        </table:table-row>
        <table:table-row>
          <table:table-cell table:style-name="Tabela20.A2" office:value-type="string">
            <text:p text:style-name="Table_20_Contents">libpqxx</text:p>
          </table:table-cell>
          <table:table-cell table:style-name="Tabela20.A2" office:value-type="string">
            <text:p text:style-name="Table_20_Contents">C++</text:p>
          </table:table-cell>
          <table:table-cell table:style-name="Tabela20.A2" office:value-type="string">
            <text:p text:style-name="Table_20_Contents">New-style C++ interface</text:p>
          </table:table-cell>
          <table:table-cell table:style-name="Tabela20.D2" office:value-type="string">
            <text:p text:style-name="Table_20_Contents"><text:a xlink:type="simple" xlink:href="http://pqxx.org/" office:target-frame-name="_top" xlink:show="replace">http://pqxx.org/</text:a></text:p>
          </table:table-cell>
        </table:table-row>
        <table:table-row>
          <table:table-cell table:style-name="Tabela20.A2" office:value-type="string">
            <text:p text:style-name="Table_20_Contents">Npgsql</text:p>
          </table:table-cell>
          <table:table-cell table:style-name="Tabela20.A2" office:value-type="string">
            <text:p text:style-name="Table_20_Contents">.NET</text:p>
          </table:table-cell>
          <table:table-cell table:style-name="Tabela20.A2" office:value-type="string">
            <text:p text:style-name="Table_20_Contents">.NET data provider</text:p>
          </table:table-cell>
          <table:table-cell table:style-name="Tabela20.D2" office:value-type="string">
            <text:p text:style-name="Table_20_Contents"><text:a xlink:type="simple" xlink:href="http://npgsql.projects.postgresql.org/" office:target-frame-name="_top" xlink:show="replace">http://npgsql.projects.postgresql.org/</text:a></text:p>
          </table:table-cell>
        </table:table-row>
        <table:table-row>
          <table:table-cell table:style-name="Tabela20.A2" office:value-type="string">
            <text:p text:style-name="Table_20_Contents">ODBCng</text:p>
          </table:table-cell>
          <table:table-cell table:style-name="Tabela20.A2" office:value-type="string">
            <text:p text:style-name="Table_20_Contents">ODBC</text:p>
          </table:table-cell>
          <table:table-cell table:style-name="Tabela20.A2" office:value-type="string">
            <text:p text:style-name="Table_20_Contents">An alternative ODBC driver</text:p>
          </table:table-cell>
          <table:table-cell table:style-name="Tabela20.D2" office:value-type="string">
            <text:p text:style-name="Table_20_Contents"><text:a xlink:type="simple" xlink:href="http://projects.commandprompt.com/public/odbcng/" office:target-frame-name="_top" xlink:show="replace">http://projects.commandprompt.com/public/odbcng/</text:a></text:p>
          </table:table-cell>
        </table:table-row>
        <table:table-row>
          <table:table-cell table:style-name="Tabela20.A2" office:value-type="string">
            <text:p text:style-name="Table_20_Contents">pgtclng</text:p>
          </table:table-cell>
          <table:table-cell table:style-name="Tabela20.A2" office:value-type="string">
            <text:p text:style-name="Table_20_Contents">Tcl</text:p>
          </table:table-cell>
          <table:table-cell table:style-name="Tabela20.A2" office:value-type="string">
            <text:p text:style-name="Table_20_Contents"> </text:p>
          </table:table-cell>
          <table:table-cell table:style-name="Tabela20.D2" office:value-type="string">
            <text:p text:style-name="Table_20_Contents"><text:a xlink:type="simple" xlink:href="http://pgfoundry.org/projects/pgtclng/" office:target-frame-name="_top" xlink:show="replace">http://pgfoundry.org/projects/pgtclng/</text:a></text:p>
          </table:table-cell>
        </table:table-row>
        <table:table-row>
          <table:table-cell table:style-name="Tabela20.A2" office:value-type="string">
            <text:p text:style-name="Table_20_Contents">psqlODBC</text:p>
          </table:table-cell>
          <table:table-cell table:style-name="Tabela20.A2" office:value-type="string">
            <text:p text:style-name="Table_20_Contents">ODBC</text:p>
          </table:table-cell>
          <table:table-cell table:style-name="Tabela20.A2" office:value-type="string">
            <text:p text:style-name="Table_20_Contents">The most commonly-used ODBC driver</text:p>
          </table:table-cell>
          <table:table-cell table:style-name="Tabela20.D2" office:value-type="string">
            <text:p text:style-name="Table_20_Contents"><text:a xlink:type="simple" xlink:href="http://psqlodbc.projects.postgresql.org/" office:target-frame-name="_top" xlink:show="replace">http://psqlodbc.projects.postgresql.org/</text:a></text:p>
          </table:table-cell>
        </table:table-row>
        <table:table-row>
          <table:table-cell table:style-name="Tabela20.A2" office:value-type="string">
            <text:p text:style-name="Table_20_Contents">psycopg</text:p>
          </table:table-cell>
          <table:table-cell table:style-name="Tabela20.A2" office:value-type="string">
            <text:p text:style-name="Table_20_Contents">Python</text:p>
          </table:table-cell>
          <table:table-cell table:style-name="Tabela20.A2" office:value-type="string">
            <text:p text:style-name="Table_20_Contents">DB API 2.0-compliant</text:p>
          </table:table-cell>
          <table:table-cell table:style-name="Tabela20.D2" office:value-type="string">
            <text:p text:style-name="Table_20_Contents"><text:a xlink:type="simple" xlink:href="http://www.initd.org/" office:target-frame-name="_top" xlink:show="replace">http://www.initd.org/</text:a></text:p>
          </table:table-cell>
        </table:table-row>
      </table:table>
      <text:p text:style-name="P12"><text:span text:style-name="Strong_20_Emphasis"><text:span text:style-name="T14"/></text:span></text:p>
      <text:p text:style-name="P12"><text:span text:style-name="Strong_20_Emphasis"><text:span text:style-name="T14"/></text:span></text:p>
      <text:p text:style-name="P6"><text:span text:style-name="Strong_20_Emphasis"><text:span text:style-name="T14"/></text:span></text:p>
      <text:p text:style-name="P12"><text:span text:style-name="Strong_20_Emphasis"><text:span text:style-name="T14">1) PHP</text:span></text:span></text:p>
      <text:p text:style-name="P12"><text:span text:style-name="Strong_20_Emphasis"><text:span text:style-name="T14">2) Java</text:span></text:span></text:p>
      <text:p text:style-name="P12"><text:span text:style-name="Strong_20_Emphasis"><text:span text:style-name="T14">3) Windows ODBC</text:span></text:span></text:p>
      <text:p text:style-name="P12"><text:span text:style-name="Strong_20_Emphasis"><text:span text:style-name="T14">4) Visual C++</text:span></text:span></text:p>
      <text:p text:style-name="P12"><text:span text:style-name="Strong_20_Emphasis"><text:span text:style-name="T14">5) Visual BASIC</text:span></text:span></text:p>
      <text:p text:style-name="P12"><text:span text:style-name="Strong_20_Emphasis"><text:span text:style-name="T14">6) C#</text:span></text:span></text:p>
      <text:p text:style-name="P12"><text:span text:style-name="Strong_20_Emphasis"><text:span text:style-name="T14">7) VB.NET</text:span></text:span></text:p>
      <text:p text:style-name="P12"><text:span text:style-name="Strong_20_Emphasis"><text:span text:style-name="T14"/></text:span></text:p>
      <text:p text:style-name="P12"><text:span text:style-name="Strong_20_Emphasis"><text:span text:style-name="T12">12.1) Integração com o PHP</text:span></text:span></text:p>
      <text:p text:style-name="P12"><text:span text:style-name="Strong_20_Emphasis"><text:span text:style-name="T14"/></text:span></text:p>
      <text:p text:style-name="P12"><text:span text:style-name="Strong_20_Emphasis"><text:span text:style-name="T14">Para a integração do PHP com o PostgreSQL não há necessidade de se instalar nenhum driver externo, ela acontece usando a libpq do PostgreSQL. A não ser que estejamos usando no Windows poderá acontecer da conexão não estar habilitada, então basta descomentar no php.ini a linha:</text:span></text:span></text:p>
      <text:p text:style-name="P12"><text:span text:style-name="Strong_20_Emphasis"><text:span text:style-name="T14">extension=php_pgsql.dll</text:span></text:span></text:p>
      <text:p text:style-name="P12"><text:span text:style-name="Strong_20_Emphasis"><text:span text:style-name="T14">A conexão da linguagem PHP com o SGBD é efetuada através da função:</text:span></text:span></text:p>
      <text:p text:style-name="P12"><text:span text:style-name="Strong_20_Emphasis"><text:span text:style-name="T14">pg_connect() <text:s/>- </text:span></text:span><text:a xlink:type="simple" xlink:href="http://www.php.net/manual/pt_BR/function.pg-connect.php"><text:span text:style-name="Strong_20_Emphasis"><text:span text:style-name="T14">http://www.php.net/manual/pt_BR/function.pg-connect.php</text:span></text:span></text:a></text:p>
      <text:p text:style-name="P12"><text:span text:style-name="Strong_20_Emphasis"><text:span text:style-name="T14"/></text:span></text:p>
      <text:p text:style-name="P12"><text:span text:style-name="Strong_20_Emphasis"><text:span text:style-name="T14">Exemplo:</text:span></text:span></text:p>
      <text:p text:style-name="P12"><text:span text:style-name="Strong_20_Emphasis"><text:span text:style-name="T14">$con = pg_connect("host=127.0.0.1 dbname=teste user=postgres password=postgres port=5432");</text:span></text:span></text:p>
      <text:p text:style-name="Text_20_body">if (!$con){</text:p>
      <text:p text:style-name="Text_20_body"><text:s text:c="4"/>echo "Falha na conexão com o banco. Veja detalhes técnicos: " . pg_last_error($con); </text:p>
      <text:p text:style-name="Text_20_body">}</text:p>
      <text:p text:style-name="P12"><text:span text:style-name="Strong_20_Emphasis"><text:span text:style-name="T14"/></text:span></text:p>
      <text:p text:style-name="P12"><text:span text:style-name="Strong_20_Emphasis"><text:span text:style-name="T14">Obs.: Lembrando que uma conexão ao PostgreSQL é realizada com um único banco.</text:span></text:span></text:p>
      <text:p text:style-name="P12"><text:span text:style-name="Strong_20_Emphasis"><text:span text:style-name="T14"/></text:span></text:p>
      <text:p text:style-name="P12"><text:span text:style-name="Strong_20_Emphasis"><text:span text:style-name="T14">Após a coexão podemos manipular a codificação de caracteres com as funções:</text:span></text:span></text:p>
      <text:p text:style-name="P12"><text:span text:style-name="Strong_20_Emphasis"><text:span text:style-name="T14">pg_set_client_encoding("UNICODE");</text:span></text:span></text:p>
      <text:p text:style-name="P12"><text:span text:style-name="Strong_20_Emphasis"><text:span text:style-name="T14">echo pg_client_encoding();</text:span></text:span></text:p>
      <text:p text:style-name="P12"><text:span text:style-name="Strong_20_Emphasis"><text:span text:style-name="T14">echo pg_set_client_encoding();</text:span></text:span></text:p>
      <text:p text:style-name="P12"><text:span text:style-name="Strong_20_Emphasis"><text:span text:style-name="T14"/></text:span></text:p>
      <text:p text:style-name="P12"><text:a xlink:type="simple" xlink:href="http://www.php.net/manual/pt_BR/function.pg-set-client-encoding.php"><text:span text:style-name="Strong_20_Emphasis"><text:span text:style-name="T14">http://www.php.net/manual/pt_BR/function.pg-set-client-encoding.php</text:span></text:span></text:a></text:p>
      <text:p text:style-name="P12"><text:a xlink:type="simple" xlink:href="http://www.php.net/manual/pt_BR/function.pg-client-encoding.php"><text:span text:style-name="Strong_20_Emphasis"><text:span text:style-name="T14">http://www.php.net/manual/pt_BR/function.pg-client-encoding.php</text:span></text:span></text:a></text:p>
      <text:p text:style-name="P12"><text:span text:style-name="Strong_20_Emphasis"><text:span text:style-name="T14"/></text:span></text:p>
      <text:p text:style-name="P12"><text:span text:style-name="Strong_20_Emphasis"><text:span text:style-name="T12">2) Integração com Java (jdbc)</text:span></text:span></text:p>
      <text:p text:style-name="P12"><text:span text:style-name="Strong_20_Emphasis"><text:span text:style-name="T14"/></text:span></text:p>
      <text:p text:style-name="P12"><text:span text:style-name="Strong_20_Emphasis"><text:span text:style-name="T14">Configuração do Java em Windows </text:span></text:span></text:p>
      <text:p text:style-name="P12"><text:soft-page-break/><text:span text:style-name="Strong_20_Emphasis"><text:span text:style-name="T14"/></text:span></text:p>
      <text:p text:style-name="P12"><text:span text:style-name="Strong_20_Emphasis"><text:span text:style-name="T14">No prompt: </text:span></text:span></text:p>
      <text:p text:style-name="P12"><text:span text:style-name="Strong_20_Emphasis"><text:span text:style-name="T14">doskey.com /insert </text:span></text:span></text:p>
      <text:p text:style-name="P12"><text:span text:style-name="Strong_20_Emphasis"><text:span text:style-name="T14"/></text:span></text:p>
      <text:p text:style-name="P12"><text:span text:style-name="Strong_20_Emphasis"><text:span text:style-name="T14">No painel de controle </text:span></text:span></text:p>
      <text:p text:style-name="P12"><text:span text:style-name="Strong_20_Emphasis"><text:span text:style-name="T14">Adicionar ao path: </text:span></text:span></text:p>
      <text:p text:style-name="P12"><text:span text:style-name="Strong_20_Emphasis"><text:span text:style-name="T14">c:\jsdk\bin;c:\jsdk\jre\bin;%PATH% </text:span></text:span></text:p>
      <text:p text:style-name="P12"><text:span text:style-name="Strong_20_Emphasis"><text:span text:style-name="T14"/></text:span></text:p>
      <text:p text:style-name="P12"><text:span text:style-name="Strong_20_Emphasis"><text:span text:style-name="T14">Criar a variável chasspath </text:span></text:span></text:p>
      <text:p text:style-name="P12"><text:span text:style-name="Strong_20_Emphasis"><text:span text:style-name="T14">.;c:\jsdk\lib\tools.jar;c:\jsdk\lib\dt.jar;c:\jsdk\lib\htmlconverter.jar;c:\jsdk\jre\lib;c:\jsdk\jre\lib\rt.jar;c:\jsdk\jre\lib\ext\postgresql-8.3-603.jdbc3 </text:span></text:span></text:p>
      <text:p text:style-name="P12"><text:span text:style-name="Strong_20_Emphasis"><text:span text:style-name="T14"/></text:span></text:p>
      <text:p text:style-name="P12"><text:span text:style-name="Strong_20_Emphasis"><text:span text:style-name="T14">No Linux (Ubuntu) </text:span></text:span></text:p>
      <text:p text:style-name="P12"><text:span text:style-name="Strong_20_Emphasis"><text:span text:style-name="T14"/></text:span></text:p>
      <text:p text:style-name="P12"><text:span text:style-name="Strong_20_Emphasis"><text:span text:style-name="T14">Para saber qual versão está usando, qual seu path e alterar, se for o caso: </text:span></text:span></text:p>
      <text:p text:style-name="P12"><text:span text:style-name="Strong_20_Emphasis"><text:span text:style-name="T14">sudo update-alternatives --config java</text:span></text:span></text:p>
      <text:p text:style-name="P12"><text:span text:style-name="Strong_20_Emphasis"><text:span text:style-name="T14"/></text:span></text:p>
      <text:p text:style-name="P12"><text:span text:style-name="Strong_20_Emphasis"><text:span text:style-name="T14">Então copie o driver jdbc para o diretório, por exemplo (postgresql-8.3-603.jdbc3.jar):</text:span></text:span></text:p>
      <text:p text:style-name="P12"><text:span text:style-name="Strong_20_Emphasis"><text:span text:style-name="T14">/usr/lib/jvm/java-6-sun/jre/lib/ext</text:span></text:span></text:p>
      <text:p text:style-name="P12"><text:span text:style-name="Strong_20_Emphasis"><text:span text:style-name="T14"/></text:span></text:p>
      <text:p text:style-name="P12"><text:span text:style-name="Strong_20_Emphasis"><text:span text:style-name="T14"/></text:span></text:p>
      <text:p text:style-name="P12"><text:span text:style-name="Strong_20_Emphasis"><text:span text:style-name="T14">O driver para integrar aplicações em Java ao PostgreSQL é o JDBC.</text:span></text:span></text:p>
      <text:p text:style-name="P12"><text:span text:style-name="Strong_20_Emphasis"><text:span text:style-name="T14"/></text:span></text:p>
      <text:p text:style-name="P12"><text:span text:style-name="Strong_20_Emphasis"><text:span text:style-name="T14">Para selecionar a versão correta do JDBC devemos ter em mãos a versão do PostgreSQL e a versão do Java a usar e visitar o site </text:span></text:span><text:a xlink:type="simple" xlink:href="http://jdbc.postgresql.org/download.html#jdbcselection"><text:span text:style-name="Strong_20_Emphasis"><text:span text:style-name="T14">http://jdbc.postgresql.org/download.html#jdbcselection</text:span></text:span></text:a><text:span text:style-name="Strong_20_Emphasis"><text:span text:style-name="T14"> </text:span></text:span></text:p>
      <text:list text:style-name="L2">
        <text:list-header>
          <text:p text:style-name="P19"><text:span text:style-name="Strong_20_Emphasis"><text:span text:style-name="T14">A versão for Windows já traz o respectivo JDBC. Na dúvida:</text:span></text:span></text:p>
        </text:list-header>
        <text:list-item>
          <text:p text:style-name="P19"><text:span text:style-name="Strong_20_Emphasis"><text:span text:style-name="T14">JDK 1.1 - JDBC 1. Note que com a versão 8.0 o suporte ao JDBC 1 foi removido</text:span></text:span></text:p>
        </text:list-item>
      </text:list>
      <text:list text:style-name="L3">
        <text:list-item>
          <text:p text:style-name="P21">JDK 1.2, 1.3 - JDBC 2. </text:p>
        </text:list-item>
        <text:list-item>
          <text:p text:style-name="P21">JDK 1.3 + J2EE - JDBC 2 EE. Contém adicional suporte para classes javax.sql. </text:p>
        </text:list-item>
        <text:list-item>
          <text:p text:style-name="P21">JDK 1.4, 1.5 - JDBC 3. Contém suporte para SSL e javax.sql, mas não requer J2EE </text:p>
        </text:list-item>
        <text:list-item>
          <text:p text:style-name="P18">JDK 1.6 - JDBC4. Suporte para métodos JDBC4 é limitado. </text:p>
        </text:list-item>
      </text:list>
      <text:p text:style-name="P13"/>
      <text:p text:style-name="P13"/>
      <text:p text:style-name="P13">Para a Versão Atual (8.3) do PostgreSQL</text:p>
      <text:p text:style-name="Text_20_body"><text:a xlink:type="simple" xlink:href="http://jdbc.postgresql.org/download/postgresql-8.3-603.jdbc3.jar"><text:line-break/>JDBC3 Postgresql Driver, Version 8.3-603</text:a> (preferir este, mais maduro)</text:p>
      <text:p text:style-name="Text_20_body"><text:a xlink:type="simple" xlink:href="http://jdbc.postgresql.org/download/postgresql-8.3-603.jdbc4.jar">JDBC4 Postgresql Driver, Version 8.3-603</text:a> </text:p>
      <text:p text:style-name="Text_20_body"><text:span text:style-name="Strong_20_Emphasis"><text:span text:style-name="T14"/></text:span></text:p>
      <text:p text:style-name="Text_20_body"><text:soft-page-break/><text:span text:style-name="Strong_20_Emphasis"><text:span text:style-name="T12">Pequenos exemplos em Java acessando banco PostreSQL através do JDBC:</text:span></text:span></text:p>
      <text:p text:style-name="Text_20_body"><text:span text:style-name="Strong_20_Emphasis"><text:span text:style-name="T14"/></text:span></text:p>
      <text:p text:style-name="Text_20_body"><text:span text:style-name="Strong_20_Emphasis"><text:span text:style-name="T14">Para rodar os exemplos abaixo precisamos ter o J2SE (JDK) instalado.</text:span></text:span></text:p>
      <text:p text:style-name="Text_20_body"><text:span text:style-name="Strong_20_Emphasis"><text:span text:style-name="T14"/></text:span></text:p>
      <text:p text:style-name="Text_20_body"><text:span text:style-name="Strong_20_Emphasis"><text:span text:style-name="T12">Comando para compilar:</text:span></text:span></text:p>
      <text:p text:style-name="Text_20_body"><text:span text:style-name="Strong_20_Emphasis"><text:span text:style-name="T14">javac nome.java</text:span></text:span></text:p>
      <text:p text:style-name="Text_20_body"><text:span text:style-name="Strong_20_Emphasis"><text:span text:style-name="T14"/></text:span></text:p>
      <text:p text:style-name="Text_20_body"><text:span text:style-name="Strong_20_Emphasis"><text:span text:style-name="T12">Executando:</text:span></text:span></text:p>
      <text:p text:style-name="Text_20_body"><text:span text:style-name="Strong_20_Emphasis"><text:span text:style-name="T14">java nome.class</text:span></text:span></text:p>
      <text:p text:style-name="Text_20_body"><text:span text:style-name="Strong_20_Emphasis"><text:span text:style-name="T14"/></text:span></text:p>
      <text:p text:style-name="Text_20_body"><text:span text:style-name="Strong_20_Emphasis"><text:span text:style-name="T14">Este exemplo apenas testa a conexão com o servidor e o banco de dados.</text:span></text:span></text:p>
      <text:p text:style-name="Text_20_body"><text:span text:style-name="Strong_20_Emphasis"><text:span text:style-name="T14">Apenas copie o driver JDBC para o diretório \jre\lib\ext do Java, crie um arquivo chamado jdbc_teste.java com este conteúdo:</text:span></text:span></text:p>
      <text:p text:style-name="Text_20_body"><text:span text:style-name="Strong_20_Emphasis"><text:span text:style-name="T14"/></text:span></text:p>
      <text:p text:style-name="Text_20_body"><text:span text:style-name="Strong_20_Emphasis"><text:span text:style-name="T14">import java.sql.DriverManager; </text:span></text:span></text:p>
      <text:p text:style-name="Text_20_body"><text:span text:style-name="Strong_20_Emphasis"><text:span text:style-name="T14">import java.sql.Connection; </text:span></text:span></text:p>
      <text:p text:style-name="Text_20_body"><text:span text:style-name="Strong_20_Emphasis"><text:span text:style-name="T14">import java.sql.SQLException; </text:span></text:span></text:p>
      <text:p text:style-name="Text_20_body"><text:span text:style-name="Strong_20_Emphasis"><text:span text:style-name="T14"/></text:span></text:p>
      <text:p text:style-name="Text_20_body"><text:span text:style-name="Strong_20_Emphasis"><text:span text:style-name="T14">public class jdbc_teste2 { </text:span></text:span></text:p>
      <text:p text:style-name="Text_20_body"><text:span text:style-name="Strong_20_Emphasis"><text:span text:style-name="T14"><text:s text:c="2"/>public static void main(String[] argv) { </text:span></text:span></text:p>
      <text:p text:style-name="Text_20_body"><text:span text:style-name="Strong_20_Emphasis"><text:span text:style-name="T14"><text:s text:c="2"/>System.out.println("Checando se o Driver está registrado com DriverManager."); </text:span></text:span></text:p>
      <text:p text:style-name="Text_20_body"><text:span text:style-name="Strong_20_Emphasis"><text:span text:style-name="T14"><text:s text:c="2"/></text:span></text:span></text:p>
      <text:p text:style-name="Text_20_body"><text:span text:style-name="Strong_20_Emphasis"><text:span text:style-name="T14"><text:s text:c="2"/>try { </text:span></text:span></text:p>
      <text:p text:style-name="Text_20_body"><text:span text:style-name="Strong_20_Emphasis"><text:span text:style-name="T14"><text:s text:c="4"/>Class.forName("org.postgresql.Driver"); </text:span></text:span></text:p>
      <text:p text:style-name="Text_20_body"><text:span text:style-name="Strong_20_Emphasis"><text:span text:style-name="T14"><text:s text:c="2"/>} catch (ClassNotFoundException cnfe) { </text:span></text:span></text:p>
      <text:p text:style-name="Text_20_body"><text:span text:style-name="Strong_20_Emphasis"><text:span text:style-name="T14"><text:s text:c="4"/>System.out.println("Driver não encontrado!"); </text:span></text:span></text:p>
      <text:p text:style-name="Text_20_body"><text:span text:style-name="Strong_20_Emphasis"><text:span text:style-name="T14"><text:s text:c="4"/>System.out.println("Deixe mostrar o relatório do que encontrei e sair."); </text:span></text:span></text:p>
      <text:p text:style-name="Text_20_body"><text:span text:style-name="Strong_20_Emphasis"><text:span text:style-name="T14"><text:s text:c="4"/>cnfe.printStackTrace(); </text:span></text:span></text:p>
      <text:p text:style-name="Text_20_body"><text:span text:style-name="Strong_20_Emphasis"><text:span text:style-name="T14"><text:s text:c="4"/>System.exit(1); </text:span></text:span></text:p>
      <text:p text:style-name="Text_20_body"><text:span text:style-name="Strong_20_Emphasis"><text:span text:style-name="T14"><text:s text:c="2"/>} </text:span></text:span></text:p>
      <text:p text:style-name="Text_20_body"><text:span text:style-name="Strong_20_Emphasis"><text:span text:style-name="T14"><text:s text:c="2"/></text:span></text:span></text:p>
      <text:p text:style-name="Text_20_body"><text:span text:style-name="Strong_20_Emphasis"><text:span text:style-name="T14"><text:s text:c="2"/>System.out.println("Driver Registrado corretamente, tentarei uma connection."); </text:span></text:span></text:p>
      <text:p text:style-name="Text_20_body"><text:span text:style-name="Strong_20_Emphasis"><text:span text:style-name="T14"><text:s text:c="2"/></text:span></text:span></text:p>
      <text:p text:style-name="Text_20_body"><text:span text:style-name="Strong_20_Emphasis"><text:span text:style-name="T14"><text:s text:c="2"/>Connection c = null; </text:span></text:span></text:p>
      <text:p text:style-name="Text_20_body"><text:span text:style-name="Strong_20_Emphasis"><text:span text:style-name="T14"><text:s text:c="2"/></text:span></text:span></text:p>
      <text:p text:style-name="Text_20_body"><text:span text:style-name="Strong_20_Emphasis"><text:span text:style-name="T14"><text:s text:c="2"/>try { </text:span></text:span></text:p>
      <text:p text:style-name="Text_20_body"><text:span text:style-name="Strong_20_Emphasis"><text:span text:style-name="T14"><text:s text:c="4"/>// The second and third arguments are the username and password, </text:span></text:span></text:p>
      <text:p text:style-name="Text_20_body"><text:soft-page-break/><text:span text:style-name="Strong_20_Emphasis"><text:span text:style-name="T14"><text:s text:c="4"/>// respectively. They should be whatever is necessary to connect </text:span></text:span></text:p>
      <text:p text:style-name="Text_20_body"><text:span text:style-name="Strong_20_Emphasis"><text:span text:style-name="T14"><text:s text:c="4"/>// to the database. </text:span></text:span></text:p>
      <text:p text:style-name="Text_20_body"><text:span text:style-name="Strong_20_Emphasis"><text:span text:style-name="T14"><text:s text:c="4"/>c = DriverManager.getConnection("jdbc:postgresql://localhost:5433/dba_projeto", "postgres", "postgres"); </text:span></text:span></text:p>
      <text:p text:style-name="Text_20_body"><text:span text:style-name="Strong_20_Emphasis"><text:span text:style-name="T14"><text:s text:c="2"/>} catch (SQLException se) { </text:span></text:span></text:p>
      <text:p text:style-name="Text_20_body"><text:span text:style-name="Strong_20_Emphasis"><text:span text:style-name="T14"><text:s text:c="4"/>System.out.println("Erro ao conectar: imprimindo o resultado e saindo."); </text:span></text:span></text:p>
      <text:p text:style-name="Text_20_body"><text:span text:style-name="Strong_20_Emphasis"><text:span text:style-name="T14"><text:s text:c="4"/>se.printStackTrace(); </text:span></text:span></text:p>
      <text:p text:style-name="Text_20_body"><text:span text:style-name="Strong_20_Emphasis"><text:span text:style-name="T14"><text:s text:c="4"/>System.exit(1); </text:span></text:span></text:p>
      <text:p text:style-name="Text_20_body"><text:span text:style-name="Strong_20_Emphasis"><text:span text:style-name="T14"><text:s text:c="2"/>} </text:span></text:span></text:p>
      <text:p text:style-name="Text_20_body"><text:span text:style-name="Strong_20_Emphasis"><text:span text:style-name="T14"><text:s text:c="2"/></text:span></text:span></text:p>
      <text:p text:style-name="Text_20_body"><text:span text:style-name="Strong_20_Emphasis"><text:span text:style-name="T14"><text:s text:c="2"/>if (c != null) </text:span></text:span></text:p>
      <text:p text:style-name="Text_20_body"><text:span text:style-name="Strong_20_Emphasis"><text:span text:style-name="T14"><text:s text:c="4"/>System.out.println("Conexão bem sucedida ao banco!"); </text:span></text:span></text:p>
      <text:p text:style-name="Text_20_body"><text:span text:style-name="Strong_20_Emphasis"><text:span text:style-name="T14"><text:s text:c="2"/>else </text:span></text:span></text:p>
      <text:p text:style-name="Text_20_body"><text:span text:style-name="Strong_20_Emphasis"><text:span text:style-name="T14"><text:s text:c="4"/>System.out.println("Nunca deve ver isso."); </text:span></text:span></text:p>
      <text:p text:style-name="Text_20_body"><text:span text:style-name="Strong_20_Emphasis"><text:span text:style-name="T14"><text:s text:c="2"/>} </text:span></text:span></text:p>
      <text:p text:style-name="Text_20_body"><text:span text:style-name="Strong_20_Emphasis"><text:span text:style-name="T14">}</text:span></text:span></text:p>
      <text:p text:style-name="Text_20_body"><text:span text:style-name="Strong_20_Emphasis"><text:span text:style-name="T14"/></text:span></text:p>
      <text:p text:style-name="Text_20_body"><text:span text:style-name="Strong_20_Emphasis"><text:span text:style-name="T12">Agora outro arquivo que mostra os registros de uma tabela</text:span></text:span></text:p>
      <text:p text:style-name="Text_20_body"><text:span text:style-name="Strong_20_Emphasis"><text:span text:style-name="T14">Crie um arquivo jdbc_teste2.java com o conteúdo abaixo:</text:span></text:span></text:p>
      <text:p text:style-name="Text_20_body"><text:span text:style-name="Strong_20_Emphasis"><text:span text:style-name="T14"/></text:span></text:p>
      <text:p text:style-name="Text_20_body"><text:span text:style-name="Strong_20_Emphasis"><text:span text:style-name="T14">import java.sql.*; </text:span></text:span></text:p>
      <text:p text:style-name="Text_20_body"><text:span text:style-name="Strong_20_Emphasis"><text:span text:style-name="T14"/></text:span></text:p>
      <text:p text:style-name="Text_20_body"><text:span text:style-name="Strong_20_Emphasis"><text:span text:style-name="T14">public class jdbc_teste <text:s/>{ </text:span></text:span></text:p>
      <text:p text:style-name="Text_20_body"><text:span text:style-name="Strong_20_Emphasis"><text:span text:style-name="T14"><text:s text:c="4"/>public static void main(String args[]) { </text:span></text:span></text:p>
      <text:p text:style-name="Text_20_body"><text:span text:style-name="Strong_20_Emphasis"><text:span text:style-name="T14"><text:s text:c="8"/>String url = "jdbc:postgresql://localhost:5433/dba_projeto"; </text:span></text:span></text:p>
      <text:p text:style-name="Text_20_body"><text:span text:style-name="Strong_20_Emphasis"><text:span text:style-name="T14"><text:s text:c="8"/>Connection con; </text:span></text:span></text:p>
      <text:p text:style-name="Text_20_body"><text:span text:style-name="Strong_20_Emphasis"><text:span text:style-name="T14"><text:s text:c="8"/>String query = "select * from clientes"; </text:span></text:span></text:p>
      <text:p text:style-name="Text_20_body"><text:span text:style-name="Strong_20_Emphasis"><text:span text:style-name="T14"><text:s text:c="8"/>Statement stmt; </text:span></text:span></text:p>
      <text:p text:style-name="Text_20_body"><text:span text:style-name="Strong_20_Emphasis"><text:span text:style-name="T14"><text:s text:c="8"/>try { </text:span></text:span></text:p>
      <text:p text:style-name="Text_20_body"><text:span text:style-name="Strong_20_Emphasis"><text:span text:style-name="T14"><text:s text:c="12"/>Class.forName("org.postgresql.Driver"); </text:span></text:span></text:p>
      <text:p text:style-name="Text_20_body"><text:span text:style-name="Strong_20_Emphasis"><text:span text:style-name="T14"><text:s text:c="8"/>} catch(java.lang.ClassNotFoundException e) { </text:span></text:span></text:p>
      <text:p text:style-name="Text_20_body"><text:span text:style-name="Strong_20_Emphasis"><text:span text:style-name="T14"><text:s text:c="12"/>System.err.print("ClassNotFoundException: "); </text:span></text:span></text:p>
      <text:p text:style-name="Text_20_body"><text:span text:style-name="Strong_20_Emphasis"><text:span text:style-name="T14"><text:s text:c="12"/>System.err.println(e.getMessage()); </text:span></text:span></text:p>
      <text:p text:style-name="Text_20_body"><text:span text:style-name="Strong_20_Emphasis"><text:span text:style-name="T14"><text:s text:c="8"/>} </text:span></text:span></text:p>
      <text:p text:style-name="Text_20_body"><text:span text:style-name="Strong_20_Emphasis"><text:span text:style-name="T14"><text:s text:c="8"/>try { </text:span></text:span></text:p>
      <text:p text:style-name="Text_20_body"><text:span text:style-name="Strong_20_Emphasis"><text:span text:style-name="T14"><text:s text:c="12"/>con = DriverManager.getConnection(url,"postgres", "postgres"); </text:span></text:span></text:p>
      <text:p text:style-name="Text_20_body"><text:span text:style-name="Strong_20_Emphasis"><text:span text:style-name="T14"><text:s text:c="12"/>stmt = con.createStatement(); </text:span></text:span></text:p>
      <text:p text:style-name="Text_20_body"><text:soft-page-break/><text:span text:style-name="Strong_20_Emphasis"><text:span text:style-name="T14"><text:s text:c="12"/>ResultSet rs = stmt.executeQuery(query); </text:span></text:span></text:p>
      <text:p text:style-name="Text_20_body"><text:span text:style-name="Strong_20_Emphasis"><text:span text:style-name="T14"><text:s text:c="12"/>ResultSetMetaData rsmd = rs.getMetaData(); </text:span></text:span></text:p>
      <text:p text:style-name="Text_20_body"><text:span text:style-name="Strong_20_Emphasis"><text:span text:style-name="T14"><text:s text:c="12"/>int numberOfColumns = rsmd.getColumnCount(); </text:span></text:span></text:p>
      <text:p text:style-name="Text_20_body"><text:span text:style-name="Strong_20_Emphasis"><text:span text:style-name="T14"><text:s text:c="12"/>int rowCount = 1; </text:span></text:span></text:p>
      <text:p text:style-name="Text_20_body"><text:span text:style-name="Strong_20_Emphasis"><text:span text:style-name="T14"><text:s text:c="12"/>while (rs.next()) { </text:span></text:span></text:p>
      <text:p text:style-name="Text_20_body"><text:span text:style-name="Strong_20_Emphasis"><text:span text:style-name="T14"><text:s text:c="16"/>System.out.println("Cliente " + rowCount + ": <text:s/>"); </text:span></text:span></text:p>
      <text:p text:style-name="Text_20_body"><text:span text:style-name="Strong_20_Emphasis"><text:span text:style-name="T14"><text:s text:c="16"/>for (int i = 1; i &lt;= numberOfColumns; i++) { </text:span></text:span></text:p>
      <text:p text:style-name="Text_20_body"><text:span text:style-name="Strong_20_Emphasis"><text:span text:style-name="T14"><text:s text:c="20"/>System.out.print(" <text:s text:c="3"/>Campo " + i + ": <text:s/>"); </text:span></text:span></text:p>
      <text:p text:style-name="Text_20_body"><text:span text:style-name="Strong_20_Emphasis"><text:span text:style-name="T14"><text:s text:c="20"/>System.out.println(rs.getString(i)); </text:span></text:span></text:p>
      <text:p text:style-name="Text_20_body"><text:span text:style-name="Strong_20_Emphasis"><text:span text:style-name="T14"><text:s text:c="16"/>} </text:span></text:span></text:p>
      <text:p text:style-name="Text_20_body"><text:span text:style-name="Strong_20_Emphasis"><text:span text:style-name="T14"><text:s text:c="16"/>System.out.println(""); </text:span></text:span></text:p>
      <text:p text:style-name="Text_20_body"><text:span text:style-name="Strong_20_Emphasis"><text:span text:style-name="T14"><text:s text:c="16"/>rowCount++; </text:span></text:span></text:p>
      <text:p text:style-name="Text_20_body"><text:span text:style-name="Strong_20_Emphasis"><text:span text:style-name="T14"><text:s text:c="12"/>} </text:span></text:span></text:p>
      <text:p text:style-name="Text_20_body"><text:span text:style-name="Strong_20_Emphasis"><text:span text:style-name="T14"><text:s text:c="12"/>stmt.close(); </text:span></text:span></text:p>
      <text:p text:style-name="Text_20_body"><text:span text:style-name="Strong_20_Emphasis"><text:span text:style-name="T14"><text:s text:c="12"/>con.close(); </text:span></text:span></text:p>
      <text:p text:style-name="Text_20_body"><text:span text:style-name="Strong_20_Emphasis"><text:span text:style-name="T14"/></text:span></text:p>
      <text:p text:style-name="Text_20_body"><text:span text:style-name="Strong_20_Emphasis"><text:span text:style-name="T14"><text:s text:c="8"/>} catch(SQLException ex) { </text:span></text:span></text:p>
      <text:p text:style-name="Text_20_body"><text:span text:style-name="Strong_20_Emphasis"><text:span text:style-name="T14"><text:s text:c="12"/>System.err.print("SQLException: "); </text:span></text:span></text:p>
      <text:p text:style-name="Text_20_body"><text:span text:style-name="Strong_20_Emphasis"><text:span text:style-name="T14"><text:s text:c="12"/>System.err.println(ex.getMessage()); </text:span></text:span></text:p>
      <text:p text:style-name="Text_20_body"><text:span text:style-name="Strong_20_Emphasis"><text:span text:style-name="T14"><text:s text:c="8"/>} </text:span></text:span></text:p>
      <text:p text:style-name="Text_20_body"><text:span text:style-name="Strong_20_Emphasis"><text:span text:style-name="T14"><text:s text:c="4"/>} </text:span></text:span></text:p>
      <text:p text:style-name="Text_20_body"><text:span text:style-name="Strong_20_Emphasis"><text:span text:style-name="T14">} </text:span></text:span></text:p>
      <text:p text:style-name="Text_20_body"><text:span text:style-name="Strong_20_Emphasis"><text:span text:style-name="T14"/></text:span></text:p>
      <text:p text:style-name="Text_20_body"><text:span text:style-name="Strong_20_Emphasis"><text:span text:style-name="T12">Mais um pequeno exemplo, consultando uma tabela:</text:span></text:span></text:p>
      <text:p text:style-name="Text_20_body"><text:span text:style-name="Strong_20_Emphasis"><text:span text:style-name="T14">Crie um arquivo com nome jdbc_teste3.java, com o conteúdo das duas páginas seguintes:</text:span></text:span></text:p>
      <text:p text:style-name="Text_20_body"><text:span text:style-name="Strong_20_Emphasis"><text:span text:style-name="T14"/></text:span></text:p>
      <text:p text:style-name="Text_20_body"><text:span text:style-name="Strong_20_Emphasis"><text:span text:style-name="T14">import java.sql.*; </text:span></text:span></text:p>
      <text:p text:style-name="Text_20_body"><text:span text:style-name="Strong_20_Emphasis"><text:span text:style-name="T14">public class jdbc_teste3 { </text:span></text:span></text:p>
      <text:p text:style-name="Text_20_body"><text:span text:style-name="Strong_20_Emphasis"><text:span text:style-name="T14">public static void main(String args[]) </text:span></text:span></text:p>
      <text:p text:style-name="Text_20_body"><text:span text:style-name="Strong_20_Emphasis"><text:span text:style-name="T14">{ </text:span></text:span></text:p>
      <text:p text:style-name="Text_20_body"><text:span text:style-name="Strong_20_Emphasis"><text:span text:style-name="T14"/></text:span></text:p>
      <text:p text:style-name="Text_20_body"><text:span text:style-name="Strong_20_Emphasis"><text:span text:style-name="T14"><text:tab/>String url = "jdbc:postgresql://localhost:5433/dba_projeto"; </text:span></text:span></text:p>
      <text:p text:style-name="Text_20_body"><text:span text:style-name="Strong_20_Emphasis"><text:span text:style-name="T14"><text:tab/>System.out.println("-----------------------------------------------------------"); </text:span></text:span></text:p>
      <text:p text:style-name="Text_20_body"><text:span text:style-name="Strong_20_Emphasis"><text:span text:style-name="T14"><text:tab/>System.out.println("Esta é a URL: " + url); </text:span></text:span></text:p>
      <text:p text:style-name="Text_20_body"><text:span text:style-name="Strong_20_Emphasis"><text:span text:style-name="T14"><text:tab/>Connection db; </text:span></text:span></text:p>
      <text:p text:style-name="Text_20_body"><text:span text:style-name="Strong_20_Emphasis"><text:span text:style-name="T14"><text:tab/>ResultSet rs; </text:span></text:span></text:p>
      <text:p text:style-name="Text_20_body"><text:span text:style-name="Strong_20_Emphasis"><text:span text:style-name="T14"><text:tab/>//Statement sq_stmt; </text:span></text:span></text:p>
      <text:p text:style-name="Text_20_body"><text:soft-page-break/><text:span text:style-name="Strong_20_Emphasis"><text:span text:style-name="T14"><text:tab/>try </text:span></text:span></text:p>
      <text:p text:style-name="Text_20_body"><text:span text:style-name="Strong_20_Emphasis"><text:span text:style-name="T14"><text:tab/>{ </text:span></text:span></text:p>
      <text:p text:style-name="Text_20_body"><text:span text:style-name="Strong_20_Emphasis"><text:span text:style-name="T14"><text:tab/><text:tab/>Class.forName( "org.postgresql.Driver" ); </text:span></text:span></text:p>
      <text:p text:style-name="Text_20_body"><text:span text:style-name="Strong_20_Emphasis"><text:span text:style-name="T14"><text:tab/>} </text:span></text:span></text:p>
      <text:p text:style-name="Text_20_body"><text:span text:style-name="Strong_20_Emphasis"><text:span text:style-name="T14"><text:tab/>catch ( java.lang.ClassNotFoundException e ) </text:span></text:span></text:p>
      <text:p text:style-name="Text_20_body"><text:span text:style-name="Strong_20_Emphasis"><text:span text:style-name="T14"><text:tab/>{ </text:span></text:span></text:p>
      <text:p text:style-name="Text_20_body"><text:span text:style-name="Strong_20_Emphasis"><text:span text:style-name="T14"><text:tab/><text:tab/>System.err.print( "ClassNotFoundException: " ); </text:span></text:span></text:p>
      <text:p text:style-name="Text_20_body"><text:span text:style-name="Strong_20_Emphasis"><text:span text:style-name="T14"><text:tab/><text:tab/>System.err.println( e.getMessage () ); </text:span></text:span></text:p>
      <text:p text:style-name="Text_20_body"><text:span text:style-name="Strong_20_Emphasis"><text:span text:style-name="T14"><text:tab/>} </text:span></text:span></text:p>
      <text:p text:style-name="Text_20_body"><text:span text:style-name="Strong_20_Emphasis"><text:span text:style-name="T14"/></text:span></text:p>
      <text:p text:style-name="Text_20_body"><text:span text:style-name="Strong_20_Emphasis"><text:span text:style-name="T14"><text:tab/>System.out.println("Driver do PostgreSQL selecionado. "); </text:span></text:span></text:p>
      <text:p text:style-name="Text_20_body"><text:span text:style-name="Strong_20_Emphasis"><text:span text:style-name="T14"/></text:span></text:p>
      <text:p text:style-name="Text_20_body"><text:span text:style-name="Strong_20_Emphasis"><text:span text:style-name="T14">try </text:span></text:span></text:p>
      <text:p text:style-name="Text_20_body"><text:span text:style-name="Strong_20_Emphasis"><text:span text:style-name="T14">{ </text:span></text:span></text:p>
      <text:p text:style-name="Text_20_body"><text:span text:style-name="Strong_20_Emphasis"><text:span text:style-name="T14"><text:tab/>db = DriverManager.getConnection( url, "postgres", "postgres" ); </text:span></text:span></text:p>
      <text:p text:style-name="Text_20_body"><text:span text:style-name="Strong_20_Emphasis"><text:span text:style-name="T14">} </text:span></text:span></text:p>
      <text:p text:style-name="Text_20_body"><text:span text:style-name="Strong_20_Emphasis"><text:span text:style-name="T14">catch ( SQLException ex ) </text:span></text:span></text:p>
      <text:p text:style-name="Text_20_body"><text:span text:style-name="Strong_20_Emphasis"><text:span text:style-name="T14">{ </text:span></text:span></text:p>
      <text:p text:style-name="Text_20_body"><text:span text:style-name="Strong_20_Emphasis"><text:span text:style-name="T14"><text:tab/>System.err.println( "SQLException: " + ex.getMessage() ); </text:span></text:span></text:p>
      <text:p text:style-name="Text_20_body"><text:span text:style-name="Strong_20_Emphasis"><text:span text:style-name="T14">} </text:span></text:span></text:p>
      <text:p text:style-name="Text_20_body"><text:span text:style-name="Strong_20_Emphasis"><text:span text:style-name="T14"><text:s/></text:span></text:span></text:p>
      <text:p text:style-name="Text_20_body"><text:span text:style-name="Strong_20_Emphasis"><text:span text:style-name="T14">System.out.println("Conexão aberta. "); </text:span></text:span></text:p>
      <text:p text:style-name="Text_20_body"><text:span text:style-name="Strong_20_Emphasis"><text:span text:style-name="T14">try </text:span></text:span></text:p>
      <text:p text:style-name="Text_20_body"><text:span text:style-name="Strong_20_Emphasis"><text:span text:style-name="T14">{ </text:span></text:span></text:p>
      <text:p text:style-name="Text_20_body"><text:span text:style-name="Strong_20_Emphasis"><text:span text:style-name="T14"><text:tab/>db = DriverManager.getConnection( url, "postgres", "postgres" ); </text:span></text:span></text:p>
      <text:p text:style-name="Text_20_body"><text:span text:style-name="Strong_20_Emphasis"><text:span text:style-name="T14"><text:tab/>Statement sq_stmt = db.createStatement(); </text:span></text:span></text:p>
      <text:p text:style-name="Text_20_body"><text:span text:style-name="Strong_20_Emphasis"><text:span text:style-name="T14"><text:tab/>String sql_str = "SELECT * FROM clientes"; </text:span></text:span></text:p>
      <text:p text:style-name="Text_20_body"><text:span text:style-name="Strong_20_Emphasis"><text:span text:style-name="T14"/></text:span></text:p>
      <text:p text:style-name="Text_20_body"><text:span text:style-name="Strong_20_Emphasis"><text:span text:style-name="T14"><text:tab/>rs = sq_stmt.executeQuery(sql_str); </text:span></text:span></text:p>
      <text:p text:style-name="Text_20_body"><text:span text:style-name="Strong_20_Emphasis"><text:span text:style-name="T14"><text:tab/>while (rs.next()) </text:span></text:span></text:p>
      <text:p text:style-name="Text_20_body"><text:span text:style-name="Strong_20_Emphasis"><text:span text:style-name="T14"><text:tab/>{ </text:span></text:span></text:p>
      <text:p text:style-name="Text_20_body"><text:span text:style-name="Strong_20_Emphasis"><text:span text:style-name="T14"><text:tab/><text:tab/>System.out.println("---------------------------------------"); </text:span></text:span></text:p>
      <text:p text:style-name="Text_20_body"><text:span text:style-name="Strong_20_Emphasis"><text:span text:style-name="T14"><text:tab/><text:tab/>String cpf = rs.getString("cpf"); </text:span></text:span></text:p>
      <text:p text:style-name="Text_20_body"><text:span text:style-name="Strong_20_Emphasis"><text:span text:style-name="T14"><text:tab/><text:tab/>String nome = rs.getString("nome"); </text:span></text:span></text:p>
      <text:p text:style-name="Text_20_body"><text:span text:style-name="Strong_20_Emphasis"><text:span text:style-name="T14"><text:tab/><text:tab/>String email = rs.getString("email"); </text:span></text:span></text:p>
      <text:p text:style-name="Text_20_body"><text:span text:style-name="Strong_20_Emphasis"><text:span text:style-name="T14"><text:tab/><text:tab/>System.out.println("CPF: " + cpf); </text:span></text:span></text:p>
      <text:p text:style-name="Text_20_body"><text:span text:style-name="Strong_20_Emphasis"><text:span text:style-name="T14"><text:tab/><text:tab/>System.out.println("Nome: " + nome); </text:span></text:span></text:p>
      <text:p text:style-name="Text_20_body"><text:soft-page-break/><text:span text:style-name="Strong_20_Emphasis"><text:span text:style-name="T14"><text:tab/><text:tab/>System.out.println("Email: " + email + " "); </text:span></text:span></text:p>
      <text:p text:style-name="Text_20_body"><text:span text:style-name="Strong_20_Emphasis"><text:span text:style-name="T14"><text:tab/>} </text:span></text:span></text:p>
      <text:p text:style-name="Text_20_body"><text:span text:style-name="Strong_20_Emphasis"><text:span text:style-name="T14"><text:tab/>System.out.println("---------------------------------------"); </text:span></text:span></text:p>
      <text:p text:style-name="Text_20_body"><text:span text:style-name="Strong_20_Emphasis"><text:span text:style-name="T14"><text:tab/>System.out.println("---------------------------------------"); </text:span></text:span></text:p>
      <text:p text:style-name="Text_20_body"><text:span text:style-name="Strong_20_Emphasis"><text:span text:style-name="T14">} </text:span></text:span></text:p>
      <text:p text:style-name="Text_20_body"><text:span text:style-name="Strong_20_Emphasis"><text:span text:style-name="T14">catch ( SQLException ex ) </text:span></text:span></text:p>
      <text:p text:style-name="Text_20_body"><text:span text:style-name="Strong_20_Emphasis"><text:span text:style-name="T14">{ </text:span></text:span></text:p>
      <text:p text:style-name="Text_20_body"><text:span text:style-name="Strong_20_Emphasis"><text:span text:style-name="T14"><text:tab/>System.err.println( "SQLException: " + ex.getMessage() ); </text:span></text:span></text:p>
      <text:p text:style-name="Text_20_body"><text:span text:style-name="Strong_20_Emphasis"><text:span text:style-name="T14">} </text:span></text:span></text:p>
      <text:p text:style-name="Text_20_body"><text:span text:style-name="Strong_20_Emphasis"><text:span text:style-name="T14"/></text:span></text:p>
      <text:p text:style-name="Text_20_body"><text:span text:style-name="Strong_20_Emphasis"><text:span text:style-name="T14"><text:tab/>System.out.println("Consulta efetuada. "); </text:span></text:span></text:p>
      <text:p text:style-name="Text_20_body"><text:span text:style-name="Strong_20_Emphasis"><text:span text:style-name="T14"/></text:span></text:p>
      <text:p text:style-name="Text_20_body"><text:span text:style-name="Strong_20_Emphasis"><text:span text:style-name="T14"><text:tab/>System.out.println("Conexão fechada. "); </text:span></text:span></text:p>
      <text:p text:style-name="Text_20_body"><text:span text:style-name="Strong_20_Emphasis"><text:span text:style-name="T14"><text:tab/>System.out.println("---------------------------------------"); </text:span></text:span></text:p>
      <text:p text:style-name="Text_20_body"><text:span text:style-name="Strong_20_Emphasis"><text:span text:style-name="T14"><text:tab/>} </text:span></text:span></text:p>
      <text:p text:style-name="Text_20_body"><text:span text:style-name="Strong_20_Emphasis"><text:span text:style-name="T14">} </text:span></text:span></text:p>
      <text:p text:style-name="Text_20_body"><text:span text:style-name="Strong_20_Emphasis"><text:span text:style-name="T14"/></text:span></text:p>
      <text:p text:style-name="Text_20_body"><text:span text:style-name="Strong_20_Emphasis"><text:span text:style-name="T12">3) Windows ODBC</text:span></text:span></text:p>
      <text:p text:style-name="Text_20_body"><text:span text:style-name="Strong_20_Emphasis"><text:span text:style-name="T12">Integração com MS Access</text:span></text:span></text:p>
      <text:p text:style-name="P12"><text:span text:style-name="Strong_20_Emphasis"><text:span text:style-name="T14"/></text:span></text:p>
      <text:p text:style-name="P12"><text:span text:style-name="Strong_20_Emphasis"><text:span text:style-name="T14">Para aplicações usadas por um único usuário, o MS Access atende geralmente. Ele tem problemas para diversos usuários simultâneos.</text:span></text:span></text:p>
      <text:p text:style-name="P12"><text:span text:style-name="Strong_20_Emphasis"><text:span text:style-name="T14"/></text:span></text:p>
      <text:p text:style-name="P12"><text:span text:style-name="Strong_20_Emphasis"><text:span text:style-name="T14">A conexão do MS Access e de muitos outros aplicativos for Windows com o PostgreSQL se dá através do psqlODBC, que pode ser encontrado em:</text:span></text:span></text:p>
      <text:p text:style-name="P12"><text:a xlink:type="simple" xlink:href="http://www.postgresql.org/ftp/odbc/versions/msi/"><text:span text:style-name="Strong_20_Emphasis"><text:span text:style-name="T14">http://www.postgresql.org/ftp/odbc/versions/msi/</text:span></text:span></text:a></text:p>
      <text:p text:style-name="P12"><text:span text:style-name="Strong_20_Emphasis"><text:span text:style-name="T14">Baixar a última versão, descompactar e instalar usando o arquivo psqlodbc.msi ou atualizar uma versão existente com o arquivo upgrade.bat.</text:span></text:span></text:p>
      <text:p text:style-name="P12"><text:span text:style-name="Strong_20_Emphasis"><text:span text:style-name="T14">Após a instalação teremos um novo driver no ODBC do Windows.</text:span></text:span></text:p>
      <text:p text:style-name="P12"><text:span text:style-name="Strong_20_Emphasis"><text:span text:style-name="T14"/></text:span></text:p>
      <text:p text:style-name="P12"><text:span text:style-name="Strong_20_Emphasis"><text:span text:style-name="T12">Vamos criar uma Conexão ODBC</text:span></text:span></text:p>
      <text:p text:style-name="P12"><text:span text:style-name="Strong_20_Emphasis"><text:span text:style-name="T14"/></text:span></text:p>
      <text:p text:style-name="P12"><text:span text:style-name="Strong_20_Emphasis"><text:span text:style-name="T14">Adicionar um banco do PostgreSQL no ODBC</text:span></text:span></text:p>
      <text:p text:style-name="P12"><text:span text:style-name="Strong_20_Emphasis"><text:span text:style-name="T14"/></text:span></text:p>
      <text:p text:style-name="P12"><text:span text:style-name="Strong_20_Emphasis"><text:span text:style-name="T14">Iniciar – Painel de Controle – Ferramentas Administrativas – ODBC</text:span></text:span></text:p>
      <text:p text:style-name="P12"><text:span text:style-name="Strong_20_Emphasis"><text:span text:style-name="T14">Adicionar – PostgreSQL ANSI ou UNICODE (depende da codificação do banco)</text:span></text:span></text:p>
      <text:p text:style-name="P12"><text:span text:style-name="Strong_20_Emphasis"><text:span text:style-name="T14">Database – dba_pojeto</text:span></text:span></text:p>
      <text:p text:style-name="P12"><text:span text:style-name="Strong_20_Emphasis"><text:span text:style-name="T14">Server – localhost</text:span></text:span></text:p>
      <text:p text:style-name="P12"><text:soft-page-break/><text:span text:style-name="Strong_20_Emphasis"><text:span text:style-name="T14">Username – postgres</text:span></text:span></text:p>
      <text:p text:style-name="P12"><text:span text:style-name="Strong_20_Emphasis"><text:span text:style-name="T14">Password – postgres</text:span></text:span></text:p>
      <text:p text:style-name="P12"><text:span text:style-name="Strong_20_Emphasis"><text:span text:style-name="T14">Então clique em Test</text:span></text:span></text:p>
      <text:p text:style-name="P12"><text:span text:style-name="Strong_20_Emphasis"><text:span text:style-name="T14">Observe que em Options existem diversas opções extra.</text:span></text:span></text:p>
      <text:p text:style-name="P12"><text:span text:style-name="Strong_20_Emphasis"><text:span text:style-name="T14">Clique em Save para guardar e OK.</text:span></text:span></text:p>
      <text:p text:style-name="P12"><text:span text:style-name="Strong_20_Emphasis"><text:span text:style-name="T14"/></text:span></text:p>
      <text:p text:style-name="P12"><text:span text:style-name="Strong_20_Emphasis"><text:span text:style-name="T12">Criar o Banco</text:span></text:span></text:p>
      <text:p text:style-name="P12"><text:span text:style-name="Strong_20_Emphasis"><text:span text:style-name="T14">Agora abra o Accecss e crie um banco de dados em branco chamado dba_projeto.</text:span></text:span></text:p>
      <text:p text:style-name="P12"><text:span text:style-name="Strong_20_Emphasis"><text:span text:style-name="T14">Clicar com o botão direito na janela bancos de dados (área livre)</text:span></text:span></text:p>
      <text:p text:style-name="P12"><text:span text:style-name="Strong_20_Emphasis"><text:span text:style-name="T14"/></text:span></text:p>
      <text:p text:style-name="P12"><text:span text:style-name="Strong_20_Emphasis"><text:span text:style-name="T12">Importar</text:span></text:span></text:p>
      <text:p text:style-name="P12"><text:span text:style-name="Strong_20_Emphasis"><text:span text:style-name="T14">Arquivos do tipo (Selecionar o último - Bancos de dados ODBC())</text:span></text:span></text:p>
      <text:p text:style-name="P12"><text:span text:style-name="Strong_20_Emphasis"><text:span text:style-name="T14">Clique na Aba acima - Fontes de dados de máquina</text:span></text:span></text:p>
      <text:p text:style-name="P12"><text:span text:style-name="Strong_20_Emphasis"><text:span text:style-name="T14"/></text:span></text:p>
      <text:p text:style-name="P12"><text:span text:style-name="Strong_20_Emphasis"><text:span text:style-name="T14"/></text:span></text:p>
      <text:p text:style-name="P12"><text:span text:style-name="Strong_20_Emphasis"><text:span text:style-name="T14">Selecione a PostgreSQL30W ou outro nome dado, a que criamos e clique em OK</text:span></text:span></text:p>
      <text:p text:style-name="P12"><text:span text:style-name="Strong_20_Emphasis"><text:span text:style-name="T14">Selecione uma das tabelas para importar e clique em OK</text:span></text:span></text:p>
      <text:p text:style-name="P12"><text:span text:style-name="Strong_20_Emphasis"><text:span text:style-name="T14">caso apenas vinculemos, as tabelas continuam no PostgreSQL e podemos usá-la e alterá-las, mas seus registros continuarão na tabela que está no PostgreSQL.</text:span></text:span></text:p>
      <text:p text:style-name="P12"><text:span text:style-name="Strong_20_Emphasis"><text:span text:style-name="T14">Já importando estamos trazendo uma cópia para o Access, uma cópia estática.</text:span></text:span></text:p>
      <text:p text:style-name="P12"><text:span text:style-name="Strong_20_Emphasis"><text:span text:style-name="T14"/></text:span></text:p>
      <text:p text:style-name="P12"><text:span text:style-name="Strong_20_Emphasis"><text:span text:style-name="T12">4) Integração com Visual C++</text:span></text:span></text:p>
      <text:p text:style-name="P12"><text:span text:style-name="Strong_20_Emphasis"><text:span text:style-name="T14"/></text:span></text:p>
      <text:p text:style-name="P12"><text:span text:style-name="Strong_20_Emphasis"><text:span text:style-name="T14">E também .NET e outros for Windows na parte III do Livro "PostgreSQL 8 for Windows".</text:span></text:span></text:p>
      <text:p text:style-name="P12"><text:span text:style-name="Strong_20_Emphasis"><text:span text:style-name="T14">Também o Capítulo 13 do PostgreSQL Prático:</text:span></text:span></text:p>
      <text:p text:style-name="P12"><text:a xlink:type="simple" xlink:href="http://pt.wikibooks.org/wiki/PostgreSQL_Prático/Conectividade"><text:span text:style-name="Strong_20_Emphasis"><text:span text:style-name="T14">http://pt.wikibooks.org/wiki/PostgreSQL_Prático/Conectividade</text:span></text:span></text:a></text:p>
      <text:p text:style-name="P12"><text:span text:style-name="Strong_20_Emphasis"><text:span text:style-name="T14"/></text:span></text:p>
      <text:p text:style-name="P12"><text:span text:style-name="Strong_20_Emphasis"><text:span text:style-name="T14"/></text:span></text:p>
      <text:p text:style-name="P12"><text:span text:style-name="Strong_20_Emphasis"><text:span text:style-name="T12">5) Conectando com Visual BASIC</text:span></text:span></text:p>
      <text:p text:style-name="Standard"/>
      <text:p text:style-name="Standard">CurrentProject.Connection.Execute StrSql2</text:p>
      <text:p text:style-name="Standard">If not linked tables then use something like</text:p>
      <text:p text:style-name="Standard"><text:s text:c="2"/>Dim cnn as new ADODB.Connection</text:p>
      <text:p text:style-name="Standard"><text:s text:c="2"/>cnn.Open "DSN=my_dbs_dsn_name" 'or a full PostgreSQL connection string</text:p>
      <text:p text:style-name="Standard"><text:s text:c="2"/>cnn.Execute StrSql2</text:p>
      <text:p text:style-name="Standard"/>
      <text:p text:style-name="Standard"/>
      <text:p text:style-name="P4">Outro exemplo:</text:p>
      <text:p text:style-name="Standard"/>
      <text:p text:style-name="Standard">Criar um DSN ODBC "pgresearch" via ADO e use:</text:p>
      <text:p text:style-name="Standard"><text:soft-page-break/></text:p>
      <text:p text:style-name="Standard">Dim gcnResearch As ADODB.Connection</text:p>
      <text:p text:style-name="Standard">Dim rsUId As ADODB.Recordset</text:p>
      <text:p text:style-name="Standard"/>
      <text:p text:style-name="Standard">' open the database</text:p>
      <text:p text:style-name="Standard">Set gcnResearch =3D New ADODB.Connection</text:p>
      <text:p text:style-name="Standard">With gcnResearch</text:p>
      <text:p text:style-name="Standard"><text:s text:c="3"/>.ConnectionString =3D "dsn=3Dpgresearch"</text:p>
      <text:p text:style-name="Standard"><text:s text:c="3"/>.Properties("User ID") =3D txtUsername</text:p>
      <text:p text:style-name="Standard"><text:s text:c="3"/>.Properties("Password") =3D txtPassword</text:p>
      <text:p text:style-name="Standard"><text:s text:c="3"/>.Open</text:p>
      <text:p text:style-name="Standard">End With</text:p>
      <text:p text:style-name="Standard"/>
      <text:p text:style-name="P4">Conexão com Visual Studio</text:p>
      <text:p text:style-name="P5"><text:a xlink:type="simple" xlink:href="http://www.linhadecodigo.com.br/ArtigoImpressao.aspx?id=1687"><text:span text:style-name="post-timestamp"><text:span text:style-name="T6">http://www.linhadecodigo.com.br/ArtigoImpressao.aspx?id=1687</text:span></text:span></text:a></text:p>
      <text:p text:style-name="P4"/>
      <text:p text:style-name="P4"/>
      <text:p text:style-name="P4">Conexão do PostgreSQL com o Java </text:p>
      <text:p text:style-name="P8"/>
      <text:p text:style-name="P8">No DETRAN-CE, os sistemas finalísticos foram desenvolvidos em Java, para testar a conexão do PostgreSQL com o Java podem ser utilizados inúmeros clientes de gerenciamento ou modelagem do PostgreSQL. No exemplo que vou mostrar abaixo, utilizei o driver JDBC. O <text:a xlink:type="simple" xlink:href="http://jdbc.postgresql.org/download.html#jars">driver JDBC</text:a> a ser utilizado deve estar de acordo com a versão do PostgreSQL, entretanto temos instalado a versão 8.2.4 do banco e nos testes ela só funcionou com o driver <text:a xlink:type="simple" xlink:href="http://jdbc.postgresql.org/download/postgresql-8.1-410.jdbc3.jar">8.1-410.jdbc3</text:a>, quando o correto seria utilizar a versão <text:a xlink:type="simple" xlink:href="http://jdbc.postgresql.org/download/postgresql-8.2-506.jdbc4.jar">8.2-506.jdbc4</text:a>. Ainda estou realizando mais alguns uns testes para entender o que ocorreu.No exemplo abaixo criei uma tabela com dados de livros (id, nome, autor, editor, ano) e me conectei ao postgres para retornar uma consulta simples.</text:p>
      <text:p text:style-name="Text_20_body">// início da aplicação </text:p>
      <text:p text:style-name="P9"><text:span text:style-name="T1">import</text:span><text:span text:style-name="T2"> </text:span><text:span text:style-name="T3">java.sql.*;</text:span><text:line-break/><text:span text:style-name="T1">public</text:span><text:span text:style-name="T2"> </text:span><text:span text:style-name="T1">class</text:span><text:span text:style-name="T2"> </text:span><text:span text:style-name="T3">SQLStatement {</text:span><text:line-break/><text:span text:style-name="T1">public</text:span><text:span text:style-name="T2"> </text:span><text:span text:style-name="T1">static</text:span><text:span text:style-name="T2"> </text:span><text:span text:style-name="T1">void</text:span><text:span text:style-name="T2"> </text:span><text:span text:style-name="T3">main(String args[]) {</text:span><text:line-break/><text:span text:style-name="T3">String url = </text:span><text:span text:style-name="T7">"jdbc:postgresql://host:5432/nomedobanco"</text:span><text:span text:style-name="T3">;</text:span><text:line-break/><text:span text:style-name="T3">Connection con;</text:span><text:line-break/><text:span text:style-name="T3">String query = </text:span><text:span text:style-name="T7">"select * from nomedoesquema.nomedatabela"</text:span><text:span text:style-name="T3">;</text:span><text:line-break/><text:span text:style-name="T3">Statement stmt;</text:span><text:line-break/><text:span text:style-name="T1">try</text:span><text:span text:style-name="T2"> </text:span><text:span text:style-name="T3">{</text:span><text:line-break/><text:span text:style-name="T3">Class.</text:span><text:span text:style-name="T4">forName</text:span><text:span text:style-name="T3">(</text:span><text:span text:style-name="T7">"org.postgresql.Driver"</text:span><text:span text:style-name="T3">);</text:span><text:line-break/><text:span text:style-name="T3">} </text:span><text:span text:style-name="T1">catch</text:span><text:span text:style-name="T3">(java.lang.ClassNotFoundException e) {</text:span><text:line-break/><text:span text:style-name="T3">System.</text:span><text:span text:style-name="T8">err</text:span><text:span text:style-name="T3">.print(</text:span><text:span text:style-name="T7">"ClassNotFoundException: "</text:span><text:span text:style-name="T3">);</text:span><text:line-break/><text:span text:style-name="T3">System.</text:span><text:span text:style-name="T8">err</text:span><text:span text:style-name="T3">.println(e.getMessage());</text:span><text:line-break/><text:span text:style-name="T3">}</text:span><text:line-break/><text:span text:style-name="T1">try</text:span><text:span text:style-name="T2"> </text:span><text:span text:style-name="T3">{</text:span><text:line-break/><text:span text:style-name="T3">con = DriverManager.</text:span><text:span text:style-name="T4">getConnection</text:span><text:span text:style-name="T3">(url,</text:span><text:span text:style-name="T7">"login"</text:span><text:span text:style-name="T3">, </text:span><text:span text:style-name="T7">"senha"</text:span><text:span text:style-name="T3">);</text:span><text:line-break/><text:span text:style-name="T3">stmt = con.createStatement();</text:span><text:line-break/><text:span text:style-name="T3">ResultSet rs = stmt.executeQuery(query);</text:span><text:line-break/><text:span text:style-name="T3">ResultSetMetaData rsmd = rs.getMetaData();</text:span><text:line-break/><text:span text:style-name="T1">int</text:span><text:span text:style-name="T2"> </text:span><text:span text:style-name="T3">numberOfColumns = rsmd.getColumnCount();</text:span><text:line-break/><text:span text:style-name="T1">int</text:span><text:span text:style-name="T2"> </text:span><text:span text:style-name="T3">rowCount = 1;</text:span><text:line-break/><text:span text:style-name="T3">System.</text:span><text:span text:style-name="T8">out</text:span><text:span text:style-name="T3">.println(</text:span><text:span text:style-name="T7">"Cadastro de Livros"</text:span><text:span text:style-name="T3">);</text:span><text:line-break/><text:span text:style-name="T1">while</text:span><text:span text:style-name="T2"> </text:span><text:span text:style-name="T3">(rs.next()) {</text:span><text:line-break/><text:span text:style-name="T3">System.</text:span><text:span text:style-name="T8">out</text:span><text:span text:style-name="T3">.println(</text:span><text:span text:style-name="T7">"Livro "</text:span><text:span text:style-name="T2"> </text:span><text:span text:style-name="T3">+ rowCount);</text:span><text:line-break/><text:soft-page-break/><text:span text:style-name="T1">for</text:span><text:span text:style-name="T2"> </text:span><text:span text:style-name="T3">(</text:span><text:span text:style-name="T1">int</text:span><text:span text:style-name="T2"> </text:span><text:span text:style-name="T5">i</text:span><text:span text:style-name="T3"> = 1; </text:span><text:span text:style-name="T5">i</text:span><text:span text:style-name="T3"> &lt;= numberOfColumns; </text:span><text:span text:style-name="T5">i</text:span><text:span text:style-name="T3">++) {</text:span><text:line-break/><text:span text:style-name="T3">System.</text:span><text:span text:style-name="T8">out</text:span><text:span text:style-name="T3">.print(</text:span><text:span text:style-name="T7">" Campo "</text:span><text:span text:style-name="T2"> </text:span><text:span text:style-name="T3">+ </text:span><text:span text:style-name="T5">i</text:span><text:span text:style-name="T3"> + </text:span><text:span text:style-name="T7">": "</text:span><text:span text:style-name="T3">);</text:span><text:line-break/><text:span text:style-name="T3">System.</text:span><text:span text:style-name="T8">out</text:span><text:span text:style-name="T3">.println(rs.getString(</text:span><text:span text:style-name="T5">i</text:span><text:span text:style-name="T3">));</text:span><text:line-break/><text:span text:style-name="T3">}</text:span><text:line-break/><text:span text:style-name="T3">System.</text:span><text:span text:style-name="T8">out</text:span><text:span text:style-name="T3">.println(</text:span><text:span text:style-name="T7">""</text:span><text:span text:style-name="T3">);</text:span><text:line-break/><text:span text:style-name="T3">rowCount++;</text:span><text:line-break/><text:span text:style-name="T3">}</text:span><text:line-break/><text:span text:style-name="T3">stmt.close();</text:span><text:line-break/><text:span text:style-name="T3">con.close();</text:span><text:line-break/><text:span text:style-name="T3">} </text:span><text:span text:style-name="T1">catch</text:span><text:span text:style-name="T3">(SQLException ex) {</text:span><text:line-break/><text:span text:style-name="T3">System.</text:span><text:span text:style-name="T8">err</text:span><text:span text:style-name="T3">.print(</text:span><text:span text:style-name="T7">"SQLException: "</text:span><text:span text:style-name="T3">);</text:span><text:line-break/><text:span text:style-name="T3">System.</text:span><text:span text:style-name="T8">err</text:span><text:span text:style-name="T3">.println(ex.getMessage());</text:span><text:line-break/><text:span text:style-name="T2">}</text:span><text:line-break/><text:span text:style-name="T2">}</text:span><text:line-break/><text:span text:style-name="T2">}</text:span>// fim da aplicação</text:p>
      <text:p text:style-name="Standard"/>
      <text:p text:style-name="P4"><text:bookmark text:name="dnn_ctr413_HtmlModule_HtmlHolder"/>PostgreSQLDirect .NET Data Provider - From CoreLab (<text:bookmark text:name="PostgreSQLDirectNETDataProvider"/>CoreLab.PostgreSql)</text:p>
      <text:p text:style-name="P4"/>
      <text:p text:style-name="Standard">PostgreSQLDirect .NET is data provider to direct access to PostgreSQL database for the Microsoft .NET Framework and .NET Compact Framework. It completely based on ActiveX Data Objects for the .NET Framework (ADO.NET) technology. ADO.NET provides a rich set of components for creating distributed, data-sharing applications. It is an integral part of the .NET Framework, providing access to relational data, XML, and application data.  </text:p>
      <text:p text:style-name="Text_20_body">PostgreSQLDirect .NET data provider can be used in the same way as the SQL Server .NET or the OLE DB .NET Data Provider. </text:p>
      <text:h text:style-name="Heading_20_3" text:outline-level="3" text:is-list-header="true">6) Using C#</text:h>
      <text:p text:style-name="P1">using CoreLab.PostgreSql; </text:p>
      <text:p text:style-name="P1">... </text:p>
      <text:p text:style-name="P1">PgSqlConnection oPgSqlConn = new PgSqlConnection();</text:p>
      <text:p text:style-name="P1">oPgSqlConn.ConnectionString = </text:p>
      <text:p text:style-name="P1">    "User ID=myUsername;" + </text:p>
      <text:p text:style-name="P1">    "Password=myPassword;" + </text:p>
      <text:p text:style-name="P1">    "Host=localhost;" + </text:p>
      <text:p text:style-name="P1">    "Port=5432;" + </text:p>
      <text:p text:style-name="P1">    "Database=myDatabaseName;" + </text:p>
      <text:p text:style-name="P1">    "Pooling=true;" + </text:p>
      <text:p text:style-name="P1">    "Min Pool Size=0;" + </text:p>
      <text:p text:style-name="P1">    "Max Pool Size=100;" + </text:p>
      <text:p text:style-name="P1">    "Connection Lifetime=0"; </text:p>
      <text:p text:style-name="P2">oPgSqlConn.Open();</text:p>
      <text:h text:style-name="Heading_20_3" text:outline-level="3" text:is-list-header="true">7) Using VB.NET</text:h>
      <text:p text:style-name="P1">Imports CoreLab.PostgreSql</text:p>
      <text:p text:style-name="P1">... </text:p>
      <text:p text:style-name="P1">Dim oPgSqlConn As PgSqlConnection = New PgSqlConnection()</text:p>
      <text:p text:style-name="P1">oPgSqlConn.ConnectionString = </text:p>
      <text:p text:style-name="P1">    "User ID=myUsername;" &amp; _ </text:p>
      <text:p text:style-name="P1">    "Password=myPassword;" &amp; _ </text:p>
      <text:p text:style-name="P1">    "Host=localhost;" &amp; _ </text:p>
      <text:p text:style-name="P1">    "Port=5432;" &amp; _ </text:p>
      <text:p text:style-name="P1">    "Database=myDatabaseName;" &amp; _ </text:p>
      <text:p text:style-name="P1">    "Pooling=true;" &amp; _ </text:p>
      <text:p text:style-name="P1">    "Min Pool Size=0;" &amp; _ </text:p>
      <text:p text:style-name="P1"><text:soft-page-break/>    "Max Pool Size=100;" &amp; _ </text:p>
      <text:p text:style-name="P1">    "Connection Lifetime=0" </text:p>
      <text:p text:style-name="P2">oPgSqlConn.Open()</text:p>
      <text:p text:style-name="Text_20_body">For more information, see: <text:a xlink:type="simple" xlink:href="http://crlab.com/pgsqlnet/">PostgreSQLDirect</text:a> .NET Data Provider.<text:bookmark text:name="dnn_ctr413_HtmlModule_HtmlHolder1"/> Download <text:a xlink:type="simple" xlink:href="http://crlab.com/pgsqlnet/download.html">here</text:a>. Support forms <text:a xlink:type="simple" xlink:href="http://crlab.com/forums/">here</text:a>.</text:p>
      <text:p text:style-name="P10"/>
      <text:p text:style-name="P4">Conectando ao .NET com PostgreSQL</text:p>
      <text:p text:style-name="P3"/>
      <text:p text:style-name="P10"><text:span text:style-name="T9">Vamos agora instalar o </text:span><text:span text:style-name="T10">.NET Data Provider para PostgreSQL</text:span><text:span text:style-name="T9"> chamada </text:span><text:span text:style-name="T10">Npsgsql</text:span><text:span text:style-name="T9">. O download do provedor pode ser feito no endereço: <text:line-break/><text:line-break/></text:span><text:a xlink:type="simple" xlink:href="http://pgfoundry.org/frs/download.php/1408/Npgsql2-MS-Net-bin.zip"><text:span text:style-name="T9">http://pgfoundry.org/frs/download.php/1408/Npgsql2-MS-Net-bin.zip</text:span></text:a></text:p>
      <text:p text:style-name="P11">Descompacte o arquivo zipado e abra a pasta principal , dentro dela você verá duas pastas , abra a pasta <text:span text:style-name="T11">bin</text:span> e copie os arquivos <text:span text:style-name="T11">Npgsql.dll e Mono.Security.dll </text:span>para o diretório do projeto de sua aplicação VB .NET.</text:p>
      <text:p text:style-name="P7">Após copiar estes arquivos clique com o botão direito do mouse sobre o nome do projeto e selecione a opção <text:span text:style-name="T11">Add Reference</text:span>, navegue até o local onde a <text:span text:style-name="T11">Npgsql.dll</text:span> foi copiada selecione-a e clique em <text:span text:style-name="T11">OK</text:span>.</text:p>
      <text:p text:style-name="Text_20_body"/>
      <text:p text:style-name="Text_20_body"><text:span text:style-name="T9">Agora já temos tudo pronto para usar o </text:span><text:span text:style-name="T10">PostgreSQL</text:span><text:span text:style-name="T9"> no</text:span><text:span text:style-name="T13"> VB 2005 Express</text:span><text:span text:style-name="T9">,  e é isso que vou fazer no próximo artigo: </text:span><text:a xlink:type="simple" xlink:href="http://www.macoratti.net/07/11/vbn5_pg2.htm"><text:span text:style-name="T9"> VB 2005 - Acessando o PostGreSQL II </text:span></text:a></text:p>
      <text:p text:style-name="P3">Veja o original para as capturas e mais detalhes:</text:p>
      <text:p text:style-name="P3"><text:a xlink:type="simple" xlink:href="http://www.macoratti.net/07/11/vbn5_pg1.htm">http://www.macoratti.net/07/11/vbn5_pg1.htm</text:a></text:p>
      <text:p text:style-name="P3"><text:a xlink:type="simple" xlink:href="http://www.macoratti.net/07/11/vbn5_pg2.htm">http://www.macoratti.net/07/11/vbn5_pg2.htm</text:a></text:p>
      <text:p text:style-name="P3"/>
      <text:p text:style-name="P3"/>
      <text:h text:style-name="P15" text:outline-level="2" text:is-list-header="true">Openoffice2 Base</text:h>
      <text:p text:style-name="Text_20_body">Usando o OpenOffice para abrir, editar bancos de dados PostgreSQL, como também criar consultas, formulários e relatórios.</text:p>
      <text:p text:style-name="Text_20_body"><text:line-break/>Uma das formas de conectar o OpenOffice ao PostgreSQL é usando um driver JDBC do PostgreSQL.</text:p>
      <text:p text:style-name="Text_20_body">- Antes devemos ter instalado o OpenOffice com suporte a Java</text:p>
      <text:p text:style-name="Text_20_body">- Baixe daqui:</text:p>
      <text:p text:style-name="Text_20_body"><text:a xlink:type="simple" xlink:href="http://jdbc.postgresql.org/download.html#jars">http://jdbc.postgresql.org/download.html#jars</text:a></text:p>
      <text:p text:style-name="Text_20_body"><text:line-break/>Para o PostgreSQL 8.1 podemos pegar o JDBC3 -</text:p>
      <text:p text:style-name="Text_20_body"><text:a xlink:type="simple" xlink:href="http://jdbc.postgresql.org/download/postgresql-8.1-405.jdbc3.jar">http://jdbc.postgresql.org/download/postgresql-8.1-405.jdbc3.jar</text:a></text:p>
      <text:p text:style-name="Text_20_body"/>
      <text:p text:style-name="Text_20_body">A outra é o driver do próprio OO:</text:p>
      <text:p text:style-name="Text_20_body"><text:a xlink:type="simple" xlink:href="http://dba.openoffice.org/drivers/postgresql/index.html">http://dba.openoffice.org/drivers/postgresql/index.html</text:a></text:p>
      <text:p text:style-name="Text_20_body"/>
      <text:p text:style-name="Text_20_body"><text:soft-page-break/>- Abrir o OpenOffice, pode ser até o Writer – Ferramentas – Opções – Java – Class Path – Adicionar Arquivo (indicar o arquivo postgresql-8.0-313.jdbc2.jar baixado) e OK.</text:p>
      <text:p text:style-name="Text_20_body">- Abrir o OOBase</text:p>
      <text:p text:style-name="Text_20_body">- Conectar a um banco de dados existente</text:p>
      <text:p text:style-name="Text_20_body">- Selecionar JDBC - Próximo</text:p>
      <text:p text:style-name="Text_20_body">- URL da fonte de dados:</text:p>
      <text:p text:style-name="Text_20_body">jdbc:postgresql://127.0.0.1:5432/bdteste</text:p>
      <text:p text:style-name="Text_20_body"><text:line-break/>Classe do driver JDBC:</text:p>
      <text:p text:style-name="Text_20_body">org.postgresql.Driver</text:p>
      <text:p text:style-name="Text_20_body"><text:line-break/>Nome do usuário - postgres</text:p>
      <text:p text:style-name="Text_20_body">password required (marque, caso use senha)</text:p>
      <text:p text:style-name="Text_20_body"><text:line-break/>Concluir</text:p>
      <text:p text:style-name="Text_20_body">Digitar um nome para o banco do OOBase</text:p>
      <text:p text:style-name="Text_20_body">Pronto. Agora todas as tabelas do banco bdteste estão disponíveis no banco criado no OOBase.</text:p>
      <text:p text:style-name="Text_20_body">Também podemos agora criar consulta com assistentes, criar formulários e relatórios com facilidade.</text:p>
      <text:p text:style-name="P3"/>
      <text:p text:style-name="P3">Fonte: <text:a xlink:type="simple" xlink:href="http://pt.wikibooks.org/wiki/PostgreSQL_Prático/Ferramentas/OpenOffice_Base">http://pt.wikibooks.org/wiki/PostgreSQL_Pr%C3%A1tico/Ferramentas/OpenOffice_Base</tex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ixedsys" svg:font-family="Fixedsys"/>
    <style:font-face style:name="Helvetica" svg:font-family="Helvetica"/>
    <style:font-face style:name="StarSymbol" svg:font-family="StarSymbol"/>
    <style:font-face style:name="Tahoma1" svg:font-family="Tahoma"/>
    <style:font-face style:name="Times" svg:font-family="Times"/>
    <style:font-face style:name="Trebuchet MS" svg:font-family="'Trebuchet MS'"/>
    <style:font-face style:name="courier new" svg:font-family="'courier new'"/>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51cm" style:writing-mode="lr-tb"/>
      <style:text-properties style:use-window-font-color="true" style:font-name="Times New Roman" fo:font-size="12pt" fo:language="pt" fo:country="B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name-complex="Tahoma1"/>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Sans" style:font-size-asian="18pt" style:font-weight-asian="bold" style:font-name-complex="Tahoma" style:font-size-complex="18pt" style:font-weight-complex="bold"/>
    </style:style>
    <style:style style:name="Internet_20_link" style:display-name="Internet link" style:family="text">
      <style:text-properties fo:color="#000080" style:text-underline-style="solid" style:text-underline-width="auto" style:text-underline-color="font-color"/>
    </style:style>
    <style:style style:name="Fonte_20_parág._20_padrão" style:display-name="Fonte parág. padrão" style:family="text"/>
    <style:style style:name="post-timestamp" style:family="text" style:parent-style-name="Fonte_20_parág._20_padrão"/>
    <style:style style:name="Fonte_20_parág._20_padrão1" style:display-name="Fonte parág. padrão1" style:family="text"/>
    <style:style style:name="Strong_20_Emphasis" style:display-name="Strong Emphasis" style:family="text" style:parent-style-name="Fonte_20_parág._20_padrão1">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5-03T09:38:41</meta:creation-date>
    <dc:creator>Ribamar FS</dc:creator>
    <dc:date>2008-06-03T11:51:11</dc:date>
    <meta:editing-cycles>13</meta:editing-cycles>
    <meta:editing-duration>PT39M47S</meta:editing-duration>
    <meta:user-defined meta:name="Info 1"/>
    <meta:user-defined meta:name="Info 2"/>
    <meta:user-defined meta:name="Info 3"/>
    <meta:user-defined meta:name="Info 4"/>
    <meta:document-statistic meta:table-count="1" meta:image-count="0" meta:object-count="0" meta:page-count="13" meta:paragraph-count="360" meta:word-count="2141" meta:character-count="16553"/>
  </office:meta>
</office:document-meta>
</file>